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min-height="4.449cm" fo:min-width="4.199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3.785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loext:graphic-properties draw:fill="none" draw:fill-color="#ffffff"/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5.207cm" svg:x="5.953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604cm" svg:height="4.035cm" svg:x="7.413cm" svg:y="10.31cm">
          <draw:text-box>
            <text:p text:style-name="P2"><text:span text:style-name="T1">A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b2b2b2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48:56.003000000</meta:creation-date>
    <dc:date>2016-09-16T11:53:09.432000000</dc:date>
    <meta:editing-duration>PT4M18S</meta:editing-duration>
    <meta:editing-cycles>2</meta:editing-cycles>
    <meta:generator>LibreOffice/5.1.1.3$Windows_x86 LibreOffice_project/89f508ef3ecebd2cfb8e1def0f0ba9a803b88a6d</meta:generator>
    <meta:document-statistic meta:object-count="2"/>
  </office:meta>
</office:document-meta>
</file>